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800000384F75E748F.png" manifest:media-type=""/>
  <manifest:file-entry manifest:full-path="Pictures/1000020100000708000003848CD1B31F.png" manifest:media-type=""/>
  <manifest:file-entry manifest:full-path="Pictures/10000201000007080000038415A626AC.png" manifest:media-type=""/>
  <manifest:file-entry manifest:full-path="Pictures/100002010000070800000384A4C502E5.png" manifest:media-type=""/>
  <manifest:file-entry manifest:full-path="Pictures/100002010000070800000384459645AC.png" manifest:media-type=""/>
  <manifest:file-entry manifest:full-path="Pictures/100002010000070800000384A31E367A.png" manifest:media-type=""/>
  <manifest:file-entry manifest:full-path="Pictures/1000020100000708000003846FEFAE4F.png" manifest:media-type=""/>
  <manifest:file-entry manifest:full-path="Pictures/100002010000070800000384A58ED70B.png" manifest:media-type=""/>
  <manifest:file-entry manifest:full-path="Pictures/100002010000070800000384BEF93B5F.png" manifest:media-type=""/>
  <manifest:file-entry manifest:full-path="Pictures/100002010000070800000384C8CAE94F.png" manifest:media-type=""/>
  <manifest:file-entry manifest:full-path="Pictures/10000201000007080000038442572311.png" manifest:media-type=""/>
  <manifest:file-entry manifest:full-path="Pictures/10000201000007080000038414E007F5.png" manifest:media-type=""/>
  <manifest:file-entry manifest:full-path="Pictures/1000020100000708000003844B4C884F.png" manifest:media-type=""/>
  <manifest:file-entry manifest:full-path="Pictures/100002010000070800000384C85DD7F5.png" manifest:media-type=""/>
  <manifest:file-entry manifest:full-path="Pictures/1000020100000708000003843F163749.png" manifest:media-type=""/>
  <manifest:file-entry manifest:full-path="Pictures/1000020100000708000003840ABA9A32.png" manifest:media-type=""/>
  <manifest:file-entry manifest:full-path="Pictures/100002010000070800000384723750A1.png" manifest:media-type=""/>
  <manifest:file-entry manifest:full-path="Pictures/1000020100000708000003841C88306D.png" manifest:media-type=""/>
  <manifest:file-entry manifest:full-path="Pictures/10000201000007080000038427B01BC3.png" manifest:media-type=""/>
  <manifest:file-entry manifest:full-path="Pictures/1000020100000708000003848A002C9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in" svg:height="3in" draw:z-index="0"><draw:image xlink:href="Pictures/100002010000070800000384C8CAE94F.png" xlink:type="simple" xlink:show="embed" xlink:actuate="onLoad"/></draw:frame><draw:frame draw:style-name="fr2" draw:name="graphics2" text:anchor-type="paragraph" svg:x="0.4626in" svg:y="3.1138in" svg:width="6in" svg:height="3in" draw:z-index="1"><draw:image xlink:href="Pictures/10000201000007080000038427B01BC3.png" xlink:type="simple" xlink:show="embed" xlink:actuate="onLoad"/></draw:frame><draw:frame draw:style-name="fr2" draw:name="graphics3" text:anchor-type="paragraph" svg:x="0.4626in" svg:y="6.311in" svg:width="6in" svg:height="3in" draw:z-index="2"><draw:image xlink:href="Pictures/1000020100000708000003841C88306D.png" xlink:type="simple" xlink:show="embed" xlink:actuate="onLoad"/></draw:frame></text:p>
      <text:p text:style-name="P1"><draw:frame draw:style-name="fr1" draw:name="graphics4" text:anchor-type="paragraph" svg:width="6in" svg:height="3in" draw:z-index="3"><draw:image xlink:href="Pictures/100002010000070800000384723750A1.png" xlink:type="simple" xlink:show="embed" xlink:actuate="onLoad"/></draw:frame><draw:frame draw:style-name="fr2" draw:name="graphics5" text:anchor-type="paragraph" svg:x="0.452in" svg:y="3.2083in" svg:width="6in" svg:height="3in" draw:z-index="4"><draw:image xlink:href="Pictures/1000020100000708000003840ABA9A32.png" xlink:type="simple" xlink:show="embed" xlink:actuate="onLoad"/></draw:frame><draw:frame draw:style-name="fr2" draw:name="graphics6" text:anchor-type="paragraph" svg:x="0.4728in" svg:y="6.3957in" svg:width="6in" svg:height="3in" draw:z-index="5"><draw:image xlink:href="Pictures/100002010000070800000384C85DD7F5.png" xlink:type="simple" xlink:show="embed" xlink:actuate="onLoad"/></draw:frame></text:p>
      <text:p text:style-name="P1"><draw:frame draw:style-name="fr1" draw:name="graphics7" text:anchor-type="paragraph" svg:width="6in" svg:height="3in" draw:z-index="6"><draw:image xlink:href="Pictures/1000020100000708000003848A002C94.png" xlink:type="simple" xlink:show="embed" xlink:actuate="onLoad"/></draw:frame><draw:frame draw:style-name="fr2" draw:name="graphics8" text:anchor-type="paragraph" svg:x="0.4626in" svg:y="3.1665in" svg:width="6in" svg:height="3in" draw:z-index="7"><draw:image xlink:href="Pictures/100002010000070800000384A31E367A.png" xlink:type="simple" xlink:show="embed" xlink:actuate="onLoad"/></draw:frame><draw:frame draw:style-name="fr2" draw:name="graphics9" text:anchor-type="paragraph" svg:x="0.4835in" svg:y="6.3646in" svg:width="6in" svg:height="3in" draw:z-index="8"><draw:image xlink:href="Pictures/1000020100000708000003843F163749.png" xlink:type="simple" xlink:show="embed" xlink:actuate="onLoad"/></draw:frame></text:p>
      <text:p text:style-name="P1"><draw:frame draw:style-name="fr1" draw:name="graphics10" text:anchor-type="paragraph" svg:width="6in" svg:height="3in" draw:z-index="9"><draw:image xlink:href="Pictures/100002010000070800000384BEF93B5F.png" xlink:type="simple" xlink:show="embed" xlink:actuate="onLoad"/></draw:frame><draw:frame draw:style-name="fr2" draw:name="graphics11" text:anchor-type="paragraph" svg:x="0.4417in" svg:y="3.1457in" svg:width="6in" svg:height="3in" draw:z-index="10"><draw:image xlink:href="Pictures/1000020100000708000003846FEFAE4F.png" xlink:type="simple" xlink:show="embed" xlink:actuate="onLoad"/></draw:frame><draw:frame draw:style-name="fr2" draw:name="graphics12" text:anchor-type="paragraph" svg:x="0.4209in" svg:y="6.3335in" svg:width="6in" svg:height="3in" draw:z-index="11"><draw:image xlink:href="Pictures/100002010000070800000384459645AC.png" xlink:type="simple" xlink:show="embed" xlink:actuate="onLoad"/></draw:frame></text:p>
      <text:p text:style-name="P1"><draw:frame draw:style-name="fr1" draw:name="graphics13" text:anchor-type="paragraph" svg:width="6in" svg:height="3in" draw:z-index="12"><draw:image xlink:href="Pictures/10000201000007080000038414E007F5.png" xlink:type="simple" xlink:show="embed" xlink:actuate="onLoad"/></draw:frame><draw:frame draw:style-name="fr2" draw:name="graphics14" text:anchor-type="paragraph" svg:x="0.4728in" svg:y="3.1772in" svg:width="6in" svg:height="3in" draw:z-index="13"><draw:image xlink:href="Pictures/100002010000070800000384A4C502E5.png" xlink:type="simple" xlink:show="embed" xlink:actuate="onLoad"/></draw:frame><draw:frame draw:style-name="fr2" draw:name="graphics15" text:anchor-type="paragraph" svg:x="0.4728in" svg:y="6.3335in" svg:width="6in" svg:height="3in" draw:z-index="14"><draw:image xlink:href="Pictures/10000201000007080000038415A626AC.png" xlink:type="simple" xlink:show="embed" xlink:actuate="onLoad"/></draw:frame></text:p>
      <text:p text:style-name="P1"><draw:frame draw:style-name="fr1" draw:name="graphics16" text:anchor-type="paragraph" svg:width="6in" svg:height="3in" draw:z-index="15"><draw:image xlink:href="Pictures/10000201000007080000038442572311.png" xlink:type="simple" xlink:show="embed" xlink:actuate="onLoad"/></draw:frame><draw:frame draw:style-name="fr2" draw:name="graphics17" text:anchor-type="paragraph" svg:x="0.452in" svg:y="3.1874in" svg:width="6in" svg:height="3in" draw:z-index="16"><draw:image xlink:href="Pictures/1000020100000708000003844B4C884F.png" xlink:type="simple" xlink:show="embed" xlink:actuate="onLoad"/></draw:frame><draw:frame draw:style-name="fr2" draw:name="graphics18" text:anchor-type="paragraph" svg:x="0.4417in" svg:y="6.3646in" svg:width="6in" svg:height="3in" draw:z-index="17"><draw:image xlink:href="Pictures/100002010000070800000384F75E748F.png" xlink:type="simple" xlink:show="embed" xlink:actuate="onLoad"/></draw:frame></text:p>
      <text:p text:style-name="P1"><draw:frame draw:style-name="fr1" draw:name="graphics19" text:anchor-type="paragraph" svg:width="6in" svg:height="3in" draw:z-index="18"><draw:image xlink:href="Pictures/100002010000070800000384A58ED70B.png" xlink:type="simple" xlink:show="embed" xlink:actuate="onLoad"/></draw:frame><draw:frame draw:style-name="fr2" draw:name="graphics20" text:anchor-type="paragraph" svg:x="0.4937in" svg:y="3.198in" svg:width="6in" svg:height="3in" draw:z-index="19"><draw:image xlink:href="Pictures/1000020100000708000003848CD1B31F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obert Schweikert</meta:initial-creator>
    <meta:creation-date>2013-10-25T07:59:28</meta:creation-date>
    <dc:date>2013-10-25T08:17:38</dc:date>
    <dc:creator>Robert Schweikert</dc:creator>
    <meta:editing-duration>PT2M35S</meta:editing-duration>
    <meta:editing-cycles>1</meta:editing-cycles>
    <meta:document-statistic meta:table-count="0" meta:image-count="20" meta:object-count="0" meta:page-count="8" meta:paragraph-count="0" meta:word-count="0" meta:character-count="0" meta:non-whitespace-character-count="0"/>
    <meta:generator>LibreOffice/3.6$Linux_X86_64 LibreOffice_project/360m1$Build-304</meta:generator>
  </office:meta>
</office:document-meta>
</file>